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dugi" fo:font-size="15pt" style:text-underline-style="solid" style:text-underline-width="auto" style:text-underline-color="font-color" fo:font-weight="bold" officeooo:rsid="0009167c" officeooo:paragraph-rsid="0009167c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Gadugi" fo:font-size="13pt" style:text-underline-style="none" fo:font-weight="normal" officeooo:rsid="0009167c" officeooo:paragraph-rsid="0009167c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style:font-name="Gadugi" fo:font-size="13pt" style:text-underline-style="solid" style:text-underline-width="auto" style:text-underline-color="font-color" fo:font-weight="normal" officeooo:rsid="0009167c" officeooo:paragraph-rsid="0009167c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Gadugi" fo:font-size="12pt" style:text-underline-style="none" fo:font-weight="normal" officeooo:rsid="0009167c" officeooo:paragraph-rsid="0009167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Gadugi" fo:font-size="11pt" style:text-underline-style="none" fo:font-weight="bold" officeooo:rsid="0009167c" officeooo:paragraph-rsid="0009167c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style:font-name="Gadugi" fo:font-size="11pt" style:text-underline-style="none" fo:font-weight="normal" officeooo:rsid="0009167c" officeooo:paragraph-rsid="0009167c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Gadugi" fo:font-size="13pt" style:text-underline-style="solid" style:text-underline-width="auto" style:text-underline-color="font-color" fo:font-weight="normal" officeooo:rsid="0009167c" officeooo:paragraph-rsid="0009167c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Gadugi" fo:font-size="11pt" style:text-underline-style="none" fo:font-weight="normal" officeooo:rsid="000ab422" officeooo:paragraph-rsid="000ab422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font-name="Gadugi" fo:font-size="13pt" style:text-underline-style="solid" style:text-underline-width="auto" style:text-underline-color="font-color" fo:font-weight="normal" officeooo:rsid="000ab422" officeooo:paragraph-rsid="000ab422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style:font-name="Gadugi" fo:font-size="11pt" style:text-underline-style="none" fo:font-weight="bold" officeooo:rsid="000ab422" officeooo:paragraph-rsid="000ab422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style:font-name="Gadugi" fo:font-size="11pt" style:text-underline-style="none" fo:font-weight="normal" officeooo:rsid="000bf4c0" officeooo:paragraph-rsid="000bf4c0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color="#000000" loext:opacity="100%" style:font-name="Gadugi" fo:font-size="11pt" style:text-underline-style="none" fo:font-weight="bold" officeooo:rsid="000ab422" officeooo:paragraph-rsid="000ab422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Gadugi" fo:font-size="11pt" style:text-underline-style="none" fo:font-weight="bold" officeooo:rsid="000ab422" officeooo:paragraph-rsid="000bf4c0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officeooo:paragraph-rsid="000bf4c0"/>
    </style:style>
    <style:style style:name="P15" style:family="paragraph" style:parent-style-name="Standard">
      <style:text-properties fo:font-variant="normal" fo:text-transform="none" fo:color="#000000" loext:opacity="100%" style:font-name="Gadugi" fo:font-size="11pt" fo:letter-spacing="normal" fo:font-style="normal" fo:font-weight="normal" officeooo:paragraph-rsid="000bf4c0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Gadugi" fo:font-size="11pt" fo:letter-spacing="normal" fo:font-style="normal" fo:font-weight="bold" officeooo:paragraph-rsid="000bf4c0" style:font-size-asian="11pt" style:font-weight-asian="bold" style:font-size-complex="11pt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Gadugi" fo:font-size="11pt" fo:letter-spacing="normal" fo:font-style="normal" fo:font-weight="normal" officeooo:rsid="000bf4c0" officeooo:paragraph-rsid="000bf4c0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Gadugi" fo:font-size="13pt" fo:letter-spacing="normal" fo:font-style="normal" style:text-underline-style="solid" style:text-underline-width="auto" style:text-underline-color="font-color" fo:font-weight="normal" officeooo:rsid="000bf4c0" officeooo:paragraph-rsid="000bf4c0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Gadugi" fo:font-size="11pt" fo:letter-spacing="normal" fo:font-style="normal" fo:font-weight="bold" officeooo:rsid="000bf4c0" officeooo:paragraph-rsid="000bf4c0" style:font-size-asian="11pt" style:font-weight-asian="bold" style:font-size-complex="11pt" style:font-weight-complex="bold"/>
    </style:style>
    <style:style style:name="P20" style:family="paragraph" style:parent-style-name="Standard">
      <style:text-properties fo:font-variant="normal" fo:text-transform="none" fo:color="#000000" loext:opacity="100%" style:font-name="Gadugi" fo:font-size="11pt" fo:letter-spacing="normal" fo:font-style="normal" fo:font-weight="normal" officeooo:rsid="000c7757" officeooo:paragraph-rsid="000c7757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0ab422" style:font-size-asian="11pt" style:font-weight-asian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normal" style:font-size-asian="11pt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Gadugi" fo:letter-spacing="normal" fo:font-style="normal" fo:font-weight="normal" style:font-size-asian="11pt" style:font-weight-asian="normal" style:font-weight-complex="normal" loext:padding="0cm" loext:border="none"/>
    </style:style>
    <style:style style:name="T4" style:family="text">
      <style:text-properties officeooo:rsid="000bf4c0"/>
    </style:style>
    <style:style style:name="T5" style:family="text">
      <style:text-properties fo:font-variant="normal" fo:text-transform="none" fo:letter-spacing="normal" fo:font-style="normal" fo:font-weight="normal" officeooo:rsid="000bf4c0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Gadugi" fo:font-size="11pt" fo:letter-spacing="normal" fo:font-style="normal" style:text-underline-style="none" fo:font-weight="normal" officeooo:rsid="000bf4c0" style:font-size-asian="9.60000038146973pt" style:font-weight-asian="normal" style:font-size-complex="11pt" style:font-weight-complex="normal"/>
    </style:style>
    <style:style style:name="T8" style:family="text">
      <style:text-properties fo:font-variant="normal" fo:text-transform="none" fo:color="#000000" loext:opacity="100%" style:font-name="Gadugi" fo:font-size="11pt" fo:letter-spacing="normal" fo:font-style="normal" fo:font-weight="normal" style:font-size-asian="11pt" style:font-weight-asian="normal" style:font-size-complex="11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Gadugi" fo:font-weight="normal" style:font-weight-asian="normal" style:font-weight-complex="normal" loext:padding="0cm" loext:border="none"/>
    </style:style>
    <style:style style:name="T11" style:family="text">
      <style:text-properties fo:font-weight="normal"/>
    </style:style>
    <style:style style:name="T12" style:family="text">
      <style:text-properties fo:font-weight="normal" officeooo:rsid="000c7757"/>
    </style:style>
    <style:style style:name="T13" style:family="text">
      <style:text-properties style:font-name="Gadugi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4 ETIQUETAS DE CONTENIDO MULTIMEDIA</text:p>
      <text:p text:style-name="P2"/>
      <text:p text:style-name="P3">1. Etiquetas de imágenes:</text:p>
      <text:p text:style-name="P4"/>
      <text:p text:style-name="P5">¿Qué rol tiene el atributo src?</text:p>
      <text:p text:style-name="P6">Es la fuente de origen de la imagen, se encarga de mostrarla en la pagina</text:p>
      <text:p text:style-name="P6"/>
      <text:p text:style-name="P5">¿Qué efecto podría tener el atributo loading="lazy"?</text:p>
      <text:p text:style-name="P6">Hace que la imagen cargue al punto de entrar en la zona visible del usuario, ahorrando ancho de banda y recursos.</text:p>
      <text:p text:style-name="P5"/>
      <text:p text:style-name="P5">¿Por qué crees que el texto alternativo (alt) es importante?</text:p>
      <text:p text:style-name="P6">Ayuda a tener una descripcion de la imagen y que los motores de busqueda las interprenten.</text:p>
      <text:p text:style-name="P5"/>
      <text:p text:style-name="P5">¿Qué piensas que hacen los atributos width y height?</text:p>
      <text:p text:style-name="P6">Ajustan el tamaño de la imagen en la pagina.</text:p>
      <text:p text:style-name="P5"/>
      <text:p text:style-name="P5">¿Qué formatos de imagen son más recomendados para la web y por qué? </text:p>
      <text:p text:style-name="P6">Los formatos PNG y JPEG debido a su relacion en tamaño y calidad a la hora de subirlas a la web.</text:p>
      <text:p text:style-name="P6"/>
      <text:p text:style-name="P7">2. Etiqueta &lt;picture&gt;</text:p>
      <text:p text:style-name="P7"/>
      <text:p text:style-name="P5">¿Que pasa cuando disminuyes el tamaño de tu pantalla (hazla más pequeña)?</text:p>
      <text:p text:style-name="P6">La imagen se ajusta al tamaño de dispositivo.</text:p>
      <text:p text:style-name="P5"/>
      <text:p text:style-name="P5">¿Qué significa min-width: 1200px?</text:p>
      <text:p text:style-name="P6">Significa que el ancho minimo que puede tener la imagen es de 1200px, por lo que si el dispositivo o pantalla es mayor, se mantendra en 1200.</text:p>
      <text:p text:style-name="P5"/>
      <text:p text:style-name="P5">¿Para qué sirve el atributo media dentro de &lt;source&gt;?</text:p>
      <text:p text:style-name="P5"><text:span text:style-name="T1">Sirve para e</text:span><text:span text:style-name="T2">specifica</text:span><text:span text:style-name="T1">r</text:span><text:span text:style-name="T2"> un conjunto de condiciones </text:span><text:span text:style-name="T1">que el navegador </text:span><text:span text:style-name="T2">debe evaluar para seleccionar ese </text:span><text:span text:style-name="Source_20_Text"><text:span text:style-name="T3">&lt;source&gt;.</text:span></text:span></text:p>
      <text:p text:style-name="P5"/>
      <text:p text:style-name="P5">¿Qué ventaja tiene usar esta estructura en un sitio web?</text:p>
      <text:p text:style-name="P8">Sirve porque se adapta mejor a mayoria de dispositivos y tamaños de pantalla.</text:p>
      <text:p text:style-name="P8"/>
      <text:p text:style-name="P9">3. Etiquetas de Video</text:p>
      <text:p text:style-name="P9"/>
      <text:p text:style-name="P10">¿Qué función cumple la etiqueta &lt;video&gt;?</text:p>
      <text:p text:style-name="P8">Mostrar elementos en formato mp4 u otro que soporte video en una web.</text:p>
      <text:p text:style-name="P10"/>
      <text:p text:style-name="P10">¿Para qué sirve incluir varios elementos dentro del mismo vídeo?</text:p>
      <text:p text:style-name="P8">Sirve para mejorar la compatibilidad que varios navegadores, asi pudiendo reproducir el contenido siempre en varios dispositivos si uno no es compatible.</text:p>
      <text:p text:style-name="P10"/>
      <text:p text:style-name="P10">¿Qué hace el atributo controls? ¿Y el atributo autoplay?</text:p>
      <text:p text:style-name="P8">Controls permite quitar o mostrar el menu de control de audio, video, maximizar, minimizar y pausar el video. Autoplay permite autoreproducir el video al cargar la pagina.</text:p>
      <text:p text:style-name="P10"><text:soft-page-break/></text:p>
      <text:p text:style-name="P10"/>
      <text:p text:style-name="P10">¿Cuál es la función del atributo poster?</text:p>
      <text:p text:style-name="P8">Su funcion es epecificar una imagen que se mostrará como miniatura o portada antes de que el video comience a reproducirse.</text:p>
      <text:p text:style-name="P10"/>
      <text:p text:style-name="P10">¿Por qué crees que el formato MP4 es el más recomendado para la web? </text:p>
      <text:p text:style-name="P8">Debido a su alta compatibilidad con la gran mayoria de navegadores y dispositivos, ya que todos suelen ser compoatibles, y es el que mayor calidad por tamaño da en web.</text:p>
      <text:p text:style-name="P8"/>
      <text:p text:style-name="P9">4. Etiquetas de Audio</text:p>
      <text:p text:style-name="P8"/>
      <text:p text:style-name="P10">¿Para qué sirven las etiquetas dentro del audio?</text:p>
      <text:p text:style-name="P8"><text:span text:style-name="T4">P</text:span>ara añadir metadatos descriptivos a un archivo, lo que facilita su organización, búsqueda y gestión, así como para anotar puntos específicos dentro de una pista de audio para editores o para insertar audio en páginas web.</text:p>
      <text:p text:style-name="P10"/>
      <text:p text:style-name="P10">¿Qué efecto tienen los atributos autoplay, loop y controls?</text:p>
      <text:p text:style-name="P11">Autoplay inicia automaticamente la reproduccion del audio; Loop lo reproduce en bucle; Controls permite controlar la reproduccion, pausar, volumen, del audio.</text:p>
      <text:p text:style-name="P10"/>
      <text:p text:style-name="P10">¿Por qué es útil incluir varios formatos (MP3, OGG, FLAC)?</text:p>
      <text:p text:style-name="P12"><text:span text:style-name="T5">E</text:span><text:span text:style-name="T6">s útil porque satisface las diferentes necesidades de los usuarios, ofreciendo opciones que varían entre compatibilidad </text:span><text:span text:style-name="T5">en los dispositivos.</text:span></text:p>
      <text:p text:style-name="P10"/>
      <text:p text:style-name="P13">¿Qué muestra el navegador si no soporta el elemento ? </text:p>
      <text:p text:style-name="P14"><text:span text:style-name="T7">M</text:span><text:span text:style-name="T8">uestra el contenido de respaldo que se ha incluido dentro de las etiquetas, como un aviso, un texto alternativo o una imagen.</text:span></text:p>
      <text:p text:style-name="P15"/>
      <text:p text:style-name="P16">¿Qué atributo usarías para que el audio se repita sin parar?</text:p>
      <text:p text:style-name="P17">El atributo “loop”.</text:p>
      <text:p text:style-name="P16"/>
      <text:p text:style-name="P16">¿Cuál es la ventaja de usar el atributo preload?</text:p>
      <text:p text:style-name="P17">Permite acelerar la carga de los elementos en la pagina web, priorizandolos y mejorando su reproduccion.</text:p>
      <text:p text:style-name="P16"/>
      <text:p text:style-name="P16">¿Qué formatos de audio son los más compatibles hoy en día?</text:p>
      <text:p text:style-name="P17">Los formatos MP3 y WAV son los más compatibles, siendo el MP3 el más usado.</text:p>
      <text:p text:style-name="P16"/>
      <text:p text:style-name="P16"><text:span text:style-name="T4">¿</text:span>Por qué es importante incluir un mensaje alternativo dentro de &lt;<text:span text:style-name="T4">audio&gt;</text:span>? </text:p>
      <text:p text:style-name="P17">Es importante para personas con discapacidad visual y para que los navegadores interpreten mejor el contenido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5. Etiquetas de Subtitulos</text:p>
      <text:p text:style-name="P17"/>
      <text:p text:style-name="P17"/>
      <text:p text:style-name="P19">¿Qué función tiene la etiqueta dentro del vídeo?</text:p>
      <text:p text:style-name="P17">Permite incluir subtitulos al video para personas con discapacidad auditiva o si el video no dispone de audio.</text:p>
      <text:p text:style-name="P19"/>
      <text:p text:style-name="P19">¿Qué tipo de archivo se usa para los subtítulos?</text:p>
      <text:p text:style-name="P17">Los tipos de archivo más comunes para subtítulos son SRT y VTT.</text:p>
      <text:p text:style-name="P19"/>
      <text:p text:style-name="P19">¿Qué representa el atributo srclang?</text:p>
      <text:p text:style-name="P19"><text:span text:style-name="T9">El atributo </text:span><text:span text:style-name="Source_20_Text"><text:span text:style-name="T10">srclang</text:span></text:span><text:span text:style-name="T9"> especifica el idioma del contenido de una pista de texto, como subtítulos en un video.</text:span></text:p>
      <text:p text:style-name="P19"/>
      <text:p text:style-name="P19">¿Qué diferencia hay entre subtitles y captions en el atributo kind?</text:p>
      <text:p text:style-name="P19"><text:span text:style-name="T11">La diferencia principal es que </text:span><text:span text:style-name="T12">los subtitulos </text:span><text:span text:style-name="T11">se usan para traducir el diálogo a otro idioma, mientras que </text:span><text:span text:style-name="Source_20_Text"><text:span text:style-name="T13">captions </text:span></text:span><text:span text:style-name="T11">son una transcripción del audio que incluye diálogo y efectos de sonido.</text:span></text:p>
      <text:p text:style-name="P19"/>
      <text:p text:style-name="P19">¿Por qué crees que los subtítulos mejoran la accesibilidad de una página web?</text:p>
      <text:p text:style-name="P20">Porque ayudan a personas sordas o discapacitadas auditivamente a saber que se esta hablando o escuchando, y permite tambien llevar videos en un idioma a muchos sin necesidad de traducir todo el video en aud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09:48:20.359226100</meta:creation-date>
    <dc:date>2025-10-27T10:27:00.771987000</dc:date>
    <meta:editing-duration>PT2M</meta:editing-duration>
    <meta:editing-cycles>1</meta:editing-cycles>
    <meta:document-statistic meta:table-count="0" meta:image-count="0" meta:object-count="0" meta:page-count="3" meta:paragraph-count="60" meta:word-count="796" meta:character-count="4736" meta:non-whitespace-character-count="3996"/>
    <meta:generator>LibreOffice/25.8.1.1$Windows_X86_64 LibreOffice_project/54047653041915e595ad4e45cccea684809c77b5</meta:generator>
  </office:meta>
</office:document-meta>
</file>